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4487157174276524555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6391169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407615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388118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2867493963274495553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9155439008685409858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4">2.<text:tab/>Next continue running but now adjust pace up and down in order to keep HR <text:tab/>near HR0. <text:s/>Record mile splits on a watch. <text:s/>The split for the 3rd mile is Tmax.</text:p>
          <text:p text:style-name="P55">Continued</text:p>
          <text:p text:style-name="P56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1677495558720258131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7604978211615374227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722857891232221026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8320893321519276040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8752227797037589037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">Wed April 10, 2019 <text:span text:style-name="T2">5.5 miles</text:span></text:p>
      <text:p text:style-name="P1"><text:span text:style-name="T2">Run:</text:span> With no warmup I ran 5 miles on a Wise Center treadmill. <text:s/></text:p>
      <text:p text:style-name="P1">Mile: 8:58, 8:29, 8:27, 8:20, 8:09</text:p>
      <text:p text:style-name="P1">Average pace: 8:29/mile</text:p>
      <text:p text:style-name="P2">Warm down: <text:s/><text:span text:style-name="T3">½ mile in about 5:00</text:span></text:p>
      <text:p text:style-name="P1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10T16:19:03.11</dc:date>
    <dc:creator>James  Lombardi</dc:creator>
    <meta:editing-duration>P8DT8H4M14S</meta:editing-duration>
    <meta:editing-cycles>743</meta:editing-cycles>
    <meta:generator>OpenOffice/4.1.2$Win32 OpenOffice.org_project/412m3$Build-9782</meta:generator>
    <meta:document-statistic meta:table-count="0" meta:image-count="0" meta:object-count="0" meta:page-count="28" meta:paragraph-count="735" meta:word-count="9320" meta:character-count="46679"/>
  </office:meta>
</office:document-meta>
</file>